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89.571341718581" calcext:value-type="float">
            <text:p>789.571341718581</text:p>
          </table:table-cell>
        </table:table-row>
        <table:table-row table:style-name="ro1">
          <table:table-cell office:value-type="float" office:value="755.652279047274" calcext:value-type="float">
            <text:p>755.652279047274</text:p>
          </table:table-cell>
        </table:table-row>
        <table:table-row table:style-name="ro1">
          <table:table-cell office:value-type="float" office:value="786.881118000693" calcext:value-type="float">
            <text:p>786.881118000693</text:p>
          </table:table-cell>
        </table:table-row>
        <table:table-row table:style-name="ro1">
          <table:table-cell office:value-type="float" office:value="754.922092040102" calcext:value-type="float">
            <text:p>754.922092040102</text:p>
          </table:table-cell>
        </table:table-row>
        <table:table-row table:style-name="ro1">
          <table:table-cell office:value-type="float" office:value="786.806823188771" calcext:value-type="float">
            <text:p>786.806823188771</text:p>
          </table:table-cell>
        </table:table-row>
        <table:table-row table:style-name="ro1">
          <table:table-cell office:value-type="float" office:value="752.615338300595" calcext:value-type="float">
            <text:p>752.615338300595</text:p>
          </table:table-cell>
        </table:table-row>
        <table:table-row table:style-name="ro1">
          <table:table-cell office:value-type="float" office:value="781.585837664622" calcext:value-type="float">
            <text:p>781.585837664622</text:p>
          </table:table-cell>
        </table:table-row>
        <table:table-row table:style-name="ro1">
          <table:table-cell office:value-type="float" office:value="755.184340497515" calcext:value-type="float">
            <text:p>755.184340497515</text:p>
          </table:table-cell>
        </table:table-row>
        <table:table-row table:style-name="ro1">
          <table:table-cell office:value-type="float" office:value="785.990505234697" calcext:value-type="float">
            <text:p>785.990505234697</text:p>
          </table:table-cell>
        </table:table-row>
        <table:table-row table:style-name="ro1">
          <table:table-cell office:value-type="float" office:value="755.806483308014" calcext:value-type="float">
            <text:p>755.806483308014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70.501615900086" calcext:value-type="float">
            <text:p>770.501615900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3:46:41.37406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5-31T13:47:35.718230967</dc:date>
    <dc:creator>Davide Ancona</dc:creator>
    <meta:editing-duration>PT6M27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